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8pt" style:font-size-asian="7pt" style:font-size-complex="8pt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text-properties fo:font-size="8pt" fo:font-weight="bold" style:font-size-asian="7pt" style:font-weight-asian="bold" style:font-size-complex="8pt" style:font-weight-complex="bold"/>
    </style:style>
    <style:style style:name="P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fo:font-size="8pt" fo:font-weight="normal" officeooo:paragraph-rsid="00180fbe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break-before="pag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5d0a"/>
    </style:style>
    <style:style style:name="T3" style:family="text">
      <style:text-properties officeooo:rsid="00180fbe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9. </text:span>Create Database DYPIT using MongoDB</text:p>
      <text:p text:style-name="Standard">Create following Collections</text:p>
      <text:p text:style-name="Standard">Teachers(Tname,dno,dname,experience,salary,date_of_joining )</text:p>
      <text:p text:style-name="Standard">Students(Sname,roll_no,class)</text:p>
      <text:p text:style-name="Standard"/>
      <text:p text:style-name="Standard">1. Find the information about all teachers</text:p>
      <text:p text:style-name="Standard">2. Find the information about all teachers of computer department</text:p>
      <text:p text:style-name="Standard">3. Find the information about all teachers of computer,IT,and e&amp;TC department</text:p>
      <text:p text:style-name="Standard">4. Find the information about all teachers of computer,IT,and E&amp;TC department having</text:p>
      <text:p text:style-name="Standard">salary greate than or equl to 10000/-</text:p>
      <text:p text:style-name="Standard">5. Find the student information having roll_no = 2 or Sname=xyz</text:p>
      <text:p text:style-name="Standard">6. Update the experience of teacher-praveen to 10years, if the entry is not available in</text:p>
      <text:p text:style-name="Standard">database consider the entry as new entry.</text:p>
      <text:p text:style-name="Standard">7. Update the deparment of all the teachers working in IT deprtment to COMP</text:p>
      <text:p text:style-name="Standard">8. find the teachers name and their experience from teachers collection</text:p>
      <text:p text:style-name="Standard">9. Using Save() method insert one entry in department collection</text:p>
      <text:p text:style-name="Standard">10. Using Save() method change the dept of teacher Rajesh to IT</text:p>
      <text:p text:style-name="Standard">11. Delete all the doccuments from teachers collection having IT dept.</text:p>
      <text:p text:style-name="Standard">12. display with pretty() method, the first 3 doccuments in teachers collection in ascending</text:p>
      <text:p text:style-name="Standard">order</text:p>
      <text:p text:style-name="Standard"/>
      <text:p text:style-name="P2">use DYPIT</text:p>
      <text:p text:style-name="P2"/>
      <text:p text:style-name="P2">db.createCollection("Teachers")</text:p>
      <text:p text:style-name="P2"/>
      <text:p text:style-name="P2">db.Teachers.insertMany([</text:p>
      <text:p text:style-name="P2"><text:s text:c="4"/>{ Tname: "Praveen", dno: 1, dname: "Computer", experience: 5, salary: 12000, date_of_joining: new Date("2019-01-10") },</text:p>
      <text:p text:style-name="P2"><text:s text:c="4"/>{ Tname: "Rajesh", dno: 2, dname: "IT", experience: 3, salary: 9000, date_of_joining: new Date("2020-07-15") },</text:p>
      <text:p text:style-name="P2"><text:s text:c="4"/>{ Tname: "Sunita", dno: 3, dname: "E&amp;TC", experience: 8, salary: 15000, date_of_joining: new Date("2015-03-25") }</text:p>
      <text:p text:style-name="P2">])</text:p>
      <text:p text:style-name="P2"/>
      <text:p text:style-name="P2">db.createCollection("Students")</text:p>
      <text:p text:style-name="P2"/>
      <text:p text:style-name="P2">db.Students.insertMany([</text:p>
      <text:p text:style-name="P2"><text:s text:c="4"/>{ Sname: "Alice", roll_no: 1, class: "10A" },</text:p>
      <text:p text:style-name="P2"><text:s text:c="4"/>{ Sname: "Bob", roll_no: 2, class: "10B" },</text:p>
      <text:p text:style-name="P2"><text:s text:c="4"/>{ Sname: "XYZ", roll_no: 3, class: "12A" }</text:p>
      <text:p text:style-name="P2">])</text:p>
      <text:p text:style-name="P2"/>
      <text:h text:style-name="P1" text:outline-level="3"><text:span text:style-name="Strong_20_Emphasis">1. Find the information about all teachers</text:span></text:h>
      <text:p text:style-name="P2">db.Teachers.find()</text:p>
      <text:p text:style-name="P2"/>
      <text:p text:style-name="P2"/>
      <text:p text:style-name="P3">2. Find the information about all teachers of computer department</text:p>
      <text:p text:style-name="P5"/>
      <text:p text:style-name="P5">db.Teachers.find({ dname: "Computer" })</text:p>
      <text:p text:style-name="P5"/>
      <text:p text:style-name="P5"/>
      <text:p text:style-name="P3">3. Find the information about all teachers of computer,IT,and e&amp;TC department</text:p>
      <text:p text:style-name="P5"/>
      <text:p text:style-name="P5">db.Teachers.find({ dname: { $in: ["Computer", "IT", "E&amp;TC"] } })</text:p>
      <text:p text:style-name="P5"/>
      <text:p text:style-name="P5"/>
      <text:p text:style-name="P3">4. Find the information about all teachers of computer,IT,and E&amp;TC department having</text:p>
      <text:p text:style-name="P3">salary greate than or equl to 10000/-</text:p>
      <text:p text:style-name="P3"/>
      <text:p text:style-name="P5">db.Teachers.find({ </text:p>
      <text:p text:style-name="P5"><text:s text:c="4"/>dname: { $in: ["Computer", "IT", "E&amp;TC"] }, </text:p>
      <text:p text:style-name="P5"><text:s text:c="4"/>salary: { $gte: 10000 } </text:p>
      <text:p text:style-name="P5">})</text:p>
      <text:p text:style-name="P5"/>
      <text:p text:style-name="P5"/>
      <text:p text:style-name="P3">5. Find the student information having roll_no = 2 or Sname=xyz</text:p>
      <text:p text:style-name="P3"/>
      <text:p text:style-name="P5">db.Students.find({ $or: [ { roll_no: 2 }, { Sname: "XYZ" } ] })</text:p>
      <text:p text:style-name="P5"/>
      <text:p text:style-name="P5"/>
      <text:p text:style-name="P3"><text:soft-page-break/>6. Update the experience of teacher-praveen to 10years, if the entry is not available in</text:p>
      <text:p text:style-name="P3">database consider the entry as new entry.</text:p>
      <text:p text:style-name="P3"/>
      <text:p text:style-name="P5">db.Teachers.updateOne(</text:p>
      <text:p text:style-name="P5"><text:s text:c="4"/>{ Tname: "Praveen" }, // query</text:p>
      <text:p text:style-name="P5"><text:s text:c="4"/>{ $set: { experience: 10 } }, // update operation</text:p>
      <text:p text:style-name="P5"><text:s text:c="4"/>{ upsert: true } // upsert option to insert if not found</text:p>
      <text:p text:style-name="P5">)</text:p>
      <text:p text:style-name="P5"/>
      <text:p text:style-name="P5"/>
      <text:p text:style-name="P3">7. Update the deparment of all the teachers working in IT deprtment to COMP</text:p>
      <text:p text:style-name="P3"/>
      <text:p text:style-name="P5">db.Teachers.updateMany(</text:p>
      <text:p text:style-name="P5"><text:s text:c="4"/>{ dname: "IT" }, // query filter</text:p>
      <text:p text:style-name="P5"><text:s text:c="4"/>{ $set: { dname: "COMP" } } // update operation</text:p>
      <text:p text:style-name="P5">)</text:p>
      <text:p text:style-name="P5"/>
      <text:p text:style-name="P5"/>
      <text:p text:style-name="P3">8. find the teachers name and their experience from teachers collection</text:p>
      <text:p text:style-name="P3"/>
      <text:p text:style-name="P5">db.Teachers.find({}, { Tname: 1, experience: 1, _id: 0 })</text:p>
      <text:p text:style-name="P5"/>
      <text:p text:style-name="P5"/>
      <text:p text:style-name="P3">9. Using Save() method insert one entry in department collection</text:p>
      <text:p text:style-name="P3"/>
      <text:p text:style-name="P5">db.Teachers.save({ Tname: "Ravi", dno: 4, dname: "Computer", experience: 5, salary: 11000, date_of_joining: new Date("2021-05-12") })</text:p>
      <text:p text:style-name="P5"/>
      <text:p text:style-name="P5"/>
      <text:p text:style-name="P3">10. Using Save() method change the dept of teacher Rajesh to IT</text:p>
      <text:p text:style-name="P3"/>
      <text:p text:style-name="P5">db.Teachers.save({ Tname: "Rajesh", dno: 2, dname: "IT", experience: 3, salary: 9000, date_of_joining: new Date("2020-07-15") })</text:p>
      <text:p text:style-name="P5"/>
      <text:p text:style-name="P5"/>
      <text:p text:style-name="P3">11. Delete all the doccuments from teachers collection having IT dept.</text:p>
      <text:p text:style-name="P3"/>
      <text:p text:style-name="P5">db.Teachers.deleteMany({ dname: "IT" })</text:p>
      <text:p text:style-name="P5"/>
      <text:p text:style-name="P5"/>
      <text:p text:style-name="P3">12. display with pretty() method, the first 3 doccuments in teachers collection in ascending</text:p>
      <text:p text:style-name="P3">order</text:p>
      <text:p text:style-name="P3"/>
      <text:p text:style-name="P5">db.Teachers.find().sort({ date_of_joining: 1 }).limit(3).pretty(<text:span text:style-name="T2">)</text:span></text:p>
      <text:p text:style-name="P9">20</text:p>
      <text:p text:style-name="P10">1.Create Database DYPIT</text:p>
      <text:p text:style-name="P10">2. Create following Collections</text:p>
      <text:p text:style-name="P10"><text:tab/>Teachers(Tname,dno,dname,experience,salary,date_of_joining )</text:p>
      <text:p text:style-name="P10"><text:tab/>Students(Sname,roll_no,class)</text:p>
      <text:p text:style-name="P10">3. Find the information about two teachers</text:p>
      <text:p text:style-name="P10">4. Find the information about all teachers of computer department</text:p>
      <text:p text:style-name="P10">5. Find the information about all teachers of computer,IT,and e&amp;TC department</text:p>
      <text:p text:style-name="P10">6. Find the information about all teachers of computer,IT,and E&amp;TC department having salary</text:p>
      <text:p text:style-name="P10">greate than or equl to 25000/-</text:p>
      <text:p text:style-name="P10">7. Find the student information having roll_no = 25 or Sname=xyz</text:p>
      <text:p text:style-name="P10">8. Update the experience of teacher-praveen to 10years, if the entry is not available in database</text:p>
      <text:p text:style-name="P10">consider the entry as new entry.</text:p>
      <text:p text:style-name="P10">9. Update the deparment of all the teachers working in IT deprtment to COMP</text:p>
      <text:p text:style-name="P10">10. find the teachers name and their experience from teachers collection</text:p>
      <text:p text:style-name="P10">11. Using Save() method insert one entry in department collection</text:p>
      <text:p text:style-name="P10">13. Delete all the doccuments from teachers collection having IT dept.</text:p>
      <text:p text:style-name="P10">14. display with pretty() method, the first 5 documents in teachers collection in ascending order</text:p>
      <text:p text:style-name="P4"/>
      <text:p text:style-name="P4">1.Create Database DYPIT</text:p>
      <text:p text:style-name="P6">use DYPIT</text:p>
      <text:p text:style-name="P6"/>
      <text:p text:style-name="P4">2. Create following Collections</text:p>
      <text:p text:style-name="P4"><text:tab/>Teachers(Tname,dno,dname,experience,salary,date_of_joining )</text:p>
      <text:p text:style-name="P4"><text:tab/>Students(Sname,roll_no,class)</text:p>
      <text:p text:style-name="P6">// Teachers Collection</text:p>
      <text:p text:style-name="P6">db.Teachers.insertOne({</text:p>
      <text:p text:style-name="P6"><text:s text:c="4"/>Tname: "Praveen",</text:p>
      <text:p text:style-name="P6"><text:s text:c="4"/>dno: 1,</text:p>
      <text:p text:style-name="P6"><text:s text:c="4"/>dname: "Computer",</text:p>
      <text:p text:style-name="P6"><text:s text:c="4"/>experience: 5,</text:p>
      <text:p text:style-name="P6"><text:s text:c="4"/>salary: 30000,</text:p>
      <text:p text:style-name="P6"><text:s text:c="4"/>date_of_joining: new Date("2019-03-01")</text:p>
      <text:p text:style-name="P7">});</text:p>
      <text:p text:style-name="P6">// Students Collection</text:p>
      <text:p text:style-name="P6">db.Students.insertOne({</text:p>
      <text:p text:style-name="P6"><text:s text:c="4"/>Sname: "John Doe",</text:p>
      <text:p text:style-name="P6"><text:s text:c="4"/>roll_no: 25,</text:p>
      <text:p text:style-name="P6"><text:s text:c="4"/>class: "B.Tech"</text:p>
      <text:p text:style-name="P6">});</text:p>
      <text:p text:style-name="P4"/>
      <text:p text:style-name="P4">3. Find the Information about Two Teachers</text:p>
      <text:p text:style-name="P6">db.Teachers.find().limit(2).pretty()</text:p>
      <text:p text:style-name="P6"/>
      <text:p text:style-name="P4">4. Find Information about All Teachers in the Computer Department</text:p>
      <text:p text:style-name="P6">db.Teachers.find({ dname: "Computer" }).pretty()</text:p>
      <text:p text:style-name="P6"/>
      <text:p text:style-name="P4">5. Find Information about Teachers in the Computer, IT, and E&amp;TC Departments</text:p>
      <text:p text:style-name="P6">db.Teachers.find({ dname: { $in: ["Computer", "IT", "E&amp;TC"] } }).pretty()</text:p>
      <text:p text:style-name="P6"/>
      <text:p text:style-name="P4">6. Find Teachers in Computer, IT, and E&amp;TC Departments with Salary &gt;= 25000</text:p>
      <text:p text:style-name="P6">db.Teachers.find({ </text:p>
      <text:p text:style-name="P6"><text:s text:c="4"/>dname: { $in: ["Computer", "IT", "E&amp;TC"] },</text:p>
      <text:p text:style-name="P6"><text:s text:c="4"/>salary: { $gte: 25000 }</text:p>
      <text:p text:style-name="P6">}).pretty()</text:p>
      <text:p text:style-name="P6"/>
      <text:p text:style-name="P4">7. Find Student Information with Roll No = 25 or Sname = "xyz"</text:p>
      <text:p text:style-name="P6">db.Students.find({</text:p>
      <text:p text:style-name="P6"><text:s text:c="4"/>$or: [</text:p>
      <text:p text:style-name="P6"><text:s text:c="8"/>{ roll_no: 25 },</text:p>
      <text:p text:style-name="P6"><text:s text:c="8"/>{ Sname: "xyz" }</text:p>
      <text:p text:style-name="P6"><text:s text:c="4"/>]</text:p>
      <text:p text:style-name="P6">}).pretty()</text:p>
      <text:p text:style-name="P6"/>
      <text:p text:style-name="P4">8. Update the Experience of Teacher <text:span text:style-name="Source_20_Text">Praveen</text:span> to 10 Years (Upsert if Not Exist)</text:p>
      <text:p text:style-name="P6">db.Teachers.updateOne(</text:p>
      <text:p text:style-name="P6"><text:s text:c="4"/>{ Tname: "Praveen" },</text:p>
      <text:p text:style-name="P6"><text:s text:c="4"/>{ $set: { experience: 10 } },</text:p>
      <text:p text:style-name="P6"><text:s text:c="4"/>{ upsert: true }</text:p>
      <text:p text:style-name="P6">)</text:p>
      <text:p text:style-name="P4"><text:soft-page-break/><text:span text:style-name="T3">9</text:span>. Update the Department of All Teachers Working in IT to <text:span text:style-name="Source_20_Text">COMP</text:span></text:p>
      <text:p text:style-name="P4"><text:span text:style-name="Source_20_Text"><text:span text:style-name="T1">db.Teachers.updateMany(</text:span></text:span></text:p>
      <text:p text:style-name="P4"><text:span text:style-name="Source_20_Text"><text:span text:style-name="T1"><text:s text:c="4"/>{ dname: "IT" },</text:span></text:span></text:p>
      <text:p text:style-name="P4"><text:span text:style-name="Source_20_Text"><text:span text:style-name="T1"><text:s text:c="4"/>{ $set: { dname: "COMP" } }</text:span></text:span></text:p>
      <text:p text:style-name="P4"><text:span text:style-name="Source_20_Text"><text:span text:style-name="T1">)</text:span></text:span></text:p>
      <text:p text:style-name="P4"><text:span text:style-name="Source_20_Text"><text:span text:style-name="T1"/></text:span></text:p>
      <text:p text:style-name="P4"><text:span text:style-name="Source_20_Text">10. Find the Teachers' Name and Their Experience from Teachers Collection</text:span></text:p>
      <text:p text:style-name="P6">db.Teachers.find({}, { Tname: 1, experience: 1, _id: 0 }).pretty()</text:p>
      <text:p text:style-name="P6"/>
      <text:p text:style-name="P4">11. Using <text:span text:style-name="Source_20_Text">save()</text:span> to Insert One Entry in <text:span text:style-name="Source_20_Text">Department</text:span> Collection</text:p>
      <text:p text:style-name="P6">db.Department.save({</text:p>
      <text:p text:style-name="P6"><text:s text:c="4"/>dept_name: "Computer Science",</text:p>
      <text:p text:style-name="P6"><text:s text:c="4"/>dept_head: "Dr. Smith",</text:p>
      <text:p text:style-name="P6"><text:s text:c="4"/>total_teachers: 10</text:p>
      <text:p text:style-name="P6">})</text:p>
      <text:p text:style-name="P6"/>
      <text:p text:style-name="P4">12. Delete All Documents from Teachers Collection with IT Department</text:p>
      <text:p text:style-name="P6">db.Teachers.deleteMany({ dname: "IT" })</text:p>
      <text:p text:style-name="P6"/>
      <text:p text:style-name="P4">13. Display the First 5 Documents in <text:span text:style-name="Source_20_Text">Teachers</text:span> Collection in Ascending Order (Using <text:span text:style-name="Source_20_Text">pretty()</text:span>)</text:p>
      <text:p text:style-name="P6">db.Teachers.find().sort({ _id: 1 }).limit(5).pretty()</text:p>
      <text:p text:style-name="P6"/>
      <text:p text:style-name="P9">21. Create Database DYPIT using MongoDB</text:p>
      <text:p text:style-name="P10">Create following Collections</text:p>
      <text:p text:style-name="P10"><text:tab/>Teachers(Tname,dno,dname,experience,salary,date_of_joining )</text:p>
      <text:p text:style-name="P10"><text:tab/>Students(Sname,roll_no,class)</text:p>
      <text:p text:style-name="P10"/>
      <text:p text:style-name="P10">1. Find the information about all teachers</text:p>
      <text:p text:style-name="P10">2. Find the average salary teachers of computer department</text:p>
      <text:p text:style-name="P10">3. Find the minimum and maximum salary of e&amp;TC department teachers</text:p>
      <text:p text:style-name="P10">4. Find the information about all teachers of computer,IT,and E&amp;TC department having</text:p>
      <text:p text:style-name="P10">salary greate than or equl to 10000/-</text:p>
      <text:p text:style-name="P10">5. Find the student information having roll_no = 2 or Sname=xyz</text:p>
      <text:p text:style-name="P10">6. Update the experience of teacher-praveen to 10years, if the entry is not available in</text:p>
      <text:p text:style-name="P10">database consider the entry as new entry.</text:p>
      <text:p text:style-name="P10">7. Update the deparment of all the teachers working in IT deprtment to COMP</text:p>
      <text:p text:style-name="P10">8. find the teachers name and their experience from teachers collection</text:p>
      <text:p text:style-name="P10">9. Using Save() method insert one entry in department collection</text:p>
      <text:p text:style-name="P10">10. Find the total salary all teachers.</text:p>
      <text:p text:style-name="P6"/>
      <text:p text:style-name="P4">// 1. Create Database DYPIT</text:p>
      <text:p text:style-name="P6">use DYPIT</text:p>
      <text:p text:style-name="P6"/>
      <text:p text:style-name="P4">// 2. Create Collections Teachers and Students (Insert sample data)</text:p>
      <text:p text:style-name="P6"/>
      <text:p text:style-name="P6">// Teachers Collection</text:p>
      <text:p text:style-name="P6">db.Teachers.insertMany([</text:p>
      <text:p text:style-name="P6"><text:s text:c="4"/>{</text:p>
      <text:p text:style-name="P6"><text:s text:c="8"/>Tname: "Praveen",</text:p>
      <text:p text:style-name="P6"><text:s text:c="8"/>dno: 1,</text:p>
      <text:p text:style-name="P6"><text:s text:c="8"/>dname: "Computer",</text:p>
      <text:p text:style-name="P6"><text:s text:c="8"/>experience: 5,</text:p>
      <text:p text:style-name="P6"><text:s text:c="8"/>salary: 30000,</text:p>
      <text:p text:style-name="P6"><text:s text:c="8"/>date_of_joining: new Date("2019-03-01")</text:p>
      <text:p text:style-name="P6"><text:s text:c="4"/>},</text:p>
      <text:p text:style-name="P6"><text:s text:c="4"/>{</text:p>
      <text:p text:style-name="P6"><text:s text:c="8"/>Tname: "Ravi",</text:p>
      <text:p text:style-name="P6"><text:s text:c="8"/>dno: 2,</text:p>
      <text:p text:style-name="P6"><text:s text:c="8"/>dname: "IT",</text:p>
      <text:p text:style-name="P6"><text:s text:c="8"/>experience: 4,</text:p>
      <text:p text:style-name="P6"><text:s text:c="8"/>salary: 25000,</text:p>
      <text:p text:style-name="P6"><text:s text:c="8"/>date_of_joining: new Date("2020-06-15")</text:p>
      <text:p text:style-name="P6"><text:s text:c="4"/>},</text:p>
      <text:p text:style-name="P6"><text:s text:c="4"/>{</text:p>
      <text:p text:style-name="P6"><text:s text:c="8"/>Tname: "Rajesh",</text:p>
      <text:p text:style-name="P6"><text:s text:c="8"/>dno: 3,</text:p>
      <text:p text:style-name="P6"><text:s text:c="8"/>dname: "E&amp;TC",</text:p>
      <text:p text:style-name="P6"><text:s text:c="8"/>experience: 6,</text:p>
      <text:p text:style-name="P6"><text:s text:c="8"/>salary: 22000,</text:p>
      <text:p text:style-name="P6"><text:s text:c="8"/>date_of_joining: new Date("2018-08-20")</text:p>
      <text:p text:style-name="P6"><text:s text:c="4"/>},</text:p>
      <text:p text:style-name="P6"><text:s text:c="4"/>{</text:p>
      <text:p text:style-name="P6"><text:s text:c="8"/>Tname: "Suresh",</text:p>
      <text:p text:style-name="P6"><text:s text:c="8"/>dno: 4,</text:p>
      <text:p text:style-name="P6"><text:s text:c="8"/>dname: "Computer",</text:p>
      <text:p text:style-name="P6"><text:s text:c="8"/>experience: 7,</text:p>
      <text:p text:style-name="P6"><text:s text:c="8"/>salary: 35000,</text:p>
      <text:p text:style-name="P6"><text:s text:c="8"/>date_of_joining: new Date("2017-07-10")</text:p>
      <text:p text:style-name="P6"><text:s text:c="4"/>},</text:p>
      <text:p text:style-name="P6"><text:s text:c="4"/>{</text:p>
      <text:p text:style-name="P6"><text:s text:c="8"/>Tname: "Anil",</text:p>
      <text:p text:style-name="P6"><text:s text:c="8"/>dno: 5,</text:p>
      <text:p text:style-name="P6"><text:s text:c="8"/>dname: "E&amp;TC",</text:p>
      <text:p text:style-name="P6"><text:s text:c="8"/>experience: 3,</text:p>
      <text:p text:style-name="P6"><text:s text:c="8"/>salary: 19000,</text:p>
      <text:p text:style-name="P6"><text:s text:c="8"/>date_of_joining: new Date("2021-01-05")</text:p>
      <text:p text:style-name="P6"><text:s text:c="4"/>}</text:p>
      <text:p text:style-name="P6">]);</text:p>
      <text:p text:style-name="P6"/>
      <text:p text:style-name="P6">// Students Collection</text:p>
      <text:p text:style-name="P6">db.Students.insertMany([</text:p>
      <text:p text:style-name="P6"><text:s text:c="4"/>{</text:p>
      <text:p text:style-name="P6"><text:soft-page-break/><text:s text:c="8"/>Sname: "John Doe",</text:p>
      <text:p text:style-name="P6"><text:s text:c="8"/>roll_no: 25,</text:p>
      <text:p text:style-name="P6"><text:s text:c="8"/>class: "B.Tech"</text:p>
      <text:p text:style-name="P6"><text:s text:c="4"/>},</text:p>
      <text:p text:style-name="P6"><text:s text:c="4"/>{</text:p>
      <text:p text:style-name="P6"><text:s text:c="8"/>Sname: "Alice",</text:p>
      <text:p text:style-name="P6"><text:s text:c="8"/>roll_no: 2,</text:p>
      <text:p text:style-name="P6"><text:s text:c="8"/>class: "M.Tech"</text:p>
      <text:p text:style-name="P6"><text:s text:c="4"/>},</text:p>
      <text:p text:style-name="P6"><text:s text:c="4"/>{</text:p>
      <text:p text:style-name="P6"><text:s text:c="8"/>Sname: "xyz",</text:p>
      <text:p text:style-name="P6"><text:s text:c="8"/>roll_no: 5,</text:p>
      <text:p text:style-name="P6"><text:s text:c="8"/>class: "B.Tech"</text:p>
      <text:p text:style-name="P6"><text:s text:c="4"/>}</text:p>
      <text:p text:style-name="P6">]);</text:p>
      <text:p text:style-name="P6"/>
      <text:p text:style-name="P4">// 3. Find the Information about All Teachers</text:p>
      <text:p text:style-name="P6">db.Teachers.find().pretty()</text:p>
      <text:p text:style-name="P6"/>
      <text:p text:style-name="P4">// 4. Find the Average Salary of Teachers in the Computer Department</text:p>
      <text:p text:style-name="P6">db.Teachers.aggregate([</text:p>
      <text:p text:style-name="P6"><text:s text:c="4"/>{ $match: { dname: "Computer" } },</text:p>
      <text:p text:style-name="P6"><text:s text:c="4"/>{ $group: { _id: "$dname", avg_salary: { $avg: "$salary" } } }</text:p>
      <text:p text:style-name="P6">])</text:p>
      <text:p text:style-name="P6"/>
      <text:p text:style-name="P4">// 5. Find the Minimum and Maximum Salary of E&amp;TC Department Teachers</text:p>
      <text:p text:style-name="P6">db.Teachers.aggregate([</text:p>
      <text:p text:style-name="P6"><text:s text:c="4"/>{ $match: { dname: "E&amp;TC" } },</text:p>
      <text:p text:style-name="P6"><text:s text:c="4"/>{ $group: { _id: "$dname", min_salary: { $min: "$salary" }, max_salary: { $max: "$salary" } } }</text:p>
      <text:p text:style-name="P6">])</text:p>
      <text:p text:style-name="P6"/>
      <text:p text:style-name="P4">// 6. Find the Information about Teachers in Computer, IT, and E&amp;TC Departments with Salary &gt;= 10000</text:p>
      <text:p text:style-name="P6">db.Teachers.find({</text:p>
      <text:p text:style-name="P6"><text:s text:c="4"/>dname: { $in: ["Computer", "IT", "E&amp;TC"] },</text:p>
      <text:p text:style-name="P6"><text:s text:c="4"/>salary: { $gte: 10000 }</text:p>
      <text:p text:style-name="P6">}).pretty()</text:p>
      <text:p text:style-name="P6"/>
      <text:p text:style-name="P4">// 7. Find the Student Information with roll_no = 2 or Sname = "xyz"</text:p>
      <text:p text:style-name="P6">db.Students.find({</text:p>
      <text:p text:style-name="P6"><text:s text:c="4"/>$or: [</text:p>
      <text:p text:style-name="P6"><text:s text:c="8"/>{ roll_no: 2 },</text:p>
      <text:p text:style-name="P6"><text:s text:c="8"/>{ Sname: "xyz" }</text:p>
      <text:p text:style-name="P6"><text:s text:c="4"/>]</text:p>
      <text:p text:style-name="P6">}).pretty()</text:p>
      <text:p text:style-name="P6"/>
      <text:p text:style-name="P4">// 8. Update the Experience of Teacher "Praveen" to 10 Years (Upsert if Not Exist)</text:p>
      <text:p text:style-name="P6">db.Teachers.updateOne(</text:p>
      <text:p text:style-name="P6"><text:s text:c="4"/>{ Tname: "Praveen" },</text:p>
      <text:p text:style-name="P6"><text:s text:c="4"/>{ $set: { experience: 10 } },</text:p>
      <text:p text:style-name="P6"><text:s text:c="4"/>{ upsert: true }</text:p>
      <text:p text:style-name="P6">)</text:p>
      <text:p text:style-name="P6"/>
      <text:p text:style-name="P4">// 9. Update the Department of All Teachers in IT Department to "COMP"</text:p>
      <text:p text:style-name="P6">db.Teachers.updateMany(</text:p>
      <text:p text:style-name="P6"><text:s text:c="4"/>{ dname: "IT" },</text:p>
      <text:p text:style-name="P6"><text:s text:c="4"/>{ $set: { dname: "COMP" } }</text:p>
      <text:p text:style-name="P6">)</text:p>
      <text:p text:style-name="P6"/>
      <text:p text:style-name="P4">// 10. Find Teachers' Name and Their Experience from Teachers Collection</text:p>
      <text:p text:style-name="P6">db.Teachers.find({}, { Tname: 1, experience: 1, _id: 0 }).pretty()</text:p>
      <text:p text:style-name="P6"/>
      <text:p text:style-name="P4">// 11. Using Save() Method Insert One Entry in Department Collection</text:p>
      <text:p text:style-name="P6">// Note: save() method is deprecated in MongoDB 4.x onwards, but here's how you can use it:</text:p>
      <text:p text:style-name="P6">db.Department.save({</text:p>
      <text:p text:style-name="P6"><text:s text:c="4"/>dept_name: "Computer Science",</text:p>
      <text:p text:style-name="P6"><text:s text:c="4"/>dept_head: "Dr. Smith",</text:p>
      <text:p text:style-name="P6"><text:s text:c="4"/>total_teachers: 10</text:p>
      <text:p text:style-name="P6">})</text:p>
      <text:p text:style-name="P6"/>
      <text:p text:style-name="P4">// 12. Find the Total Salary of All Teachers</text:p>
      <text:p text:style-name="P6">db.Teachers.aggregate([</text:p>
      <text:p text:style-name="P6"><text:s text:c="4"/>{ $group: { _id: null, total_salary: { $sum: "$salary" } } }</text:p>
      <text:p text:style-name="P6">]</text:p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22. Create Database DYPIT using MongoDB</text:p>
      <text:p text:style-name="P10">Create following Collections</text:p>
      <text:p text:style-name="P10"><text:tab/>Teachers(Tname,dno,dname,experience,salary,date_of_joining )</text:p>
      <text:p text:style-name="P10"><text:tab/>Students(Sname,roll_no,class)</text:p>
      <text:p text:style-name="P10">1. Display the department wise average salary</text:p>
      <text:p text:style-name="P10">2. display the no. Of employees working in each department</text:p>
      <text:p text:style-name="P10">3. Display the department wise total salary of departments having total salary greater than</text:p>
      <text:p text:style-name="P10">or equals to 50000/-</text:p>
      <text:p text:style-name="P10">4. Write the queries using the different operators like max, min. Etc.</text:p>
      <text:p text:style-name="P10">5. Create unique index on any field for above given collections</text:p>
      <text:p text:style-name="P10">6. Create compound index on any fields for above given collections</text:p>
      <text:p text:style-name="P10">7. Show all the indexes created in the database DYPIT</text:p>
      <text:p text:style-name="P10">8. Show all the indexes created in above collections.</text:p>
      <text:p text:style-name="P10"/>
      <text:p text:style-name="P3">// 1. Create Database DYPIT</text:p>
      <text:p text:style-name="P5">use DYPIT</text:p>
      <text:p text:style-name="P3"/>
      <text:p text:style-name="P3">// 2. Create Collections Teachers and Students (Insert sample data)</text:p>
      <text:p text:style-name="P3"/>
      <text:p text:style-name="P5">// Teachers Collection</text:p>
      <text:p text:style-name="P5">db.Teachers.insertMany([</text:p>
      <text:p text:style-name="P5"><text:s text:c="4"/>{</text:p>
      <text:p text:style-name="P5"><text:s text:c="8"/>Tname: "Praveen",</text:p>
      <text:p text:style-name="P5"><text:s text:c="8"/>dno: 1,</text:p>
      <text:p text:style-name="P5"><text:s text:c="8"/>dname: "Computer",</text:p>
      <text:p text:style-name="P5"><text:s text:c="8"/>experience: 5,</text:p>
      <text:p text:style-name="P5"><text:s text:c="8"/>salary: 30000,</text:p>
      <text:p text:style-name="P5"><text:s text:c="8"/>date_of_joining: new Date("2019-03-01")</text:p>
      <text:p text:style-name="P5"><text:s text:c="4"/>},</text:p>
      <text:p text:style-name="P5"><text:s text:c="4"/>{</text:p>
      <text:p text:style-name="P5"><text:s text:c="8"/>Tname: "Ravi",</text:p>
      <text:p text:style-name="P5"><text:s text:c="8"/>dno: 2,</text:p>
      <text:p text:style-name="P5"><text:s text:c="8"/>dname: "IT",</text:p>
      <text:p text:style-name="P5"><text:s text:c="8"/>experience: 4,</text:p>
      <text:p text:style-name="P5"><text:s text:c="8"/>salary: 25000,</text:p>
      <text:p text:style-name="P5"><text:s text:c="8"/>date_of_joining: new Date("2020-06-15")</text:p>
      <text:p text:style-name="P5"><text:s text:c="4"/>},</text:p>
      <text:p text:style-name="P5"><text:s text:c="4"/>{</text:p>
      <text:p text:style-name="P5"><text:s text:c="8"/>Tname: "Rajesh",</text:p>
      <text:p text:style-name="P5"><text:s text:c="8"/>dno: 3,</text:p>
      <text:p text:style-name="P5"><text:s text:c="8"/>dname: "E&amp;TC",</text:p>
      <text:p text:style-name="P5"><text:s text:c="8"/>experience: 6,</text:p>
      <text:p text:style-name="P5"><text:s text:c="8"/>salary: 22000,</text:p>
      <text:p text:style-name="P5"><text:s text:c="8"/>date_of_joining: new Date("2018-08-20")</text:p>
      <text:p text:style-name="P5"><text:s text:c="4"/>},</text:p>
      <text:p text:style-name="P5"><text:s text:c="4"/>{</text:p>
      <text:p text:style-name="P5"><text:s text:c="8"/>Tname: "Suresh",</text:p>
      <text:p text:style-name="P5"><text:s text:c="8"/>dno: 4,</text:p>
      <text:p text:style-name="P5"><text:s text:c="8"/>dname: "Computer",</text:p>
      <text:p text:style-name="P5"><text:s text:c="8"/>experience: 7,</text:p>
      <text:p text:style-name="P5"><text:s text:c="8"/>salary: 35000,</text:p>
      <text:p text:style-name="P5"><text:s text:c="8"/>date_of_joining: new Date("2017-07-10")</text:p>
      <text:p text:style-name="P5"><text:s text:c="4"/>},</text:p>
      <text:p text:style-name="P5"><text:s text:c="4"/>{</text:p>
      <text:p text:style-name="P5"><text:s text:c="8"/>Tname: "Anil",</text:p>
      <text:p text:style-name="P5"><text:s text:c="8"/>dno: 5,</text:p>
      <text:p text:style-name="P5"><text:s text:c="8"/>dname: "E&amp;TC",</text:p>
      <text:p text:style-name="P5"><text:s text:c="8"/>experience: 3,</text:p>
      <text:p text:style-name="P5"><text:s text:c="8"/>salary: 19000,</text:p>
      <text:p text:style-name="P5"><text:s text:c="8"/>date_of_joining: new Date("2021-01-05")</text:p>
      <text:p text:style-name="P5"><text:s text:c="4"/>}</text:p>
      <text:p text:style-name="P5">]);</text:p>
      <text:p text:style-name="P5"/>
      <text:p text:style-name="P5">// Students Collection</text:p>
      <text:p text:style-name="P5">db.Students.insertMany([</text:p>
      <text:p text:style-name="P5"><text:s text:c="4"/>{</text:p>
      <text:p text:style-name="P5"><text:s text:c="8"/>Sname: "John Doe",</text:p>
      <text:p text:style-name="P5"><text:s text:c="8"/>roll_no: 25,</text:p>
      <text:p text:style-name="P5"><text:s text:c="8"/>class: "B.Tech"</text:p>
      <text:p text:style-name="P5"><text:s text:c="4"/>},</text:p>
      <text:p text:style-name="P5"><text:s text:c="4"/>{</text:p>
      <text:p text:style-name="P5"><text:s text:c="8"/>Sname: "Alice",</text:p>
      <text:p text:style-name="P5"><text:soft-page-break/><text:s text:c="8"/>roll_no: 2,</text:p>
      <text:p text:style-name="P5"><text:s text:c="8"/>class: "M.Tech"</text:p>
      <text:p text:style-name="P5"><text:s text:c="4"/>},</text:p>
      <text:p text:style-name="P5"><text:s text:c="4"/>{</text:p>
      <text:p text:style-name="P5"><text:s text:c="8"/>Sname: "xyz",</text:p>
      <text:p text:style-name="P5"><text:s text:c="8"/>roll_no: 5,</text:p>
      <text:p text:style-name="P5"><text:s text:c="8"/>class: "B.Tech"</text:p>
      <text:p text:style-name="P5"><text:s text:c="4"/>}</text:p>
      <text:p text:style-name="P5">]);</text:p>
      <text:p text:style-name="P5"/>
      <text:p text:style-name="P3">// 3. Display the Department-wise Average Salary</text:p>
      <text:p text:style-name="P5">db.Teachers.aggregate([</text:p>
      <text:p text:style-name="P5"><text:s text:c="4"/>{ $group: { _id: "$dname", avg_salary: { $avg: "$salary" } } }</text:p>
      <text:p text:style-name="P5">]);</text:p>
      <text:p text:style-name="P5"/>
      <text:p text:style-name="P3">// 4. Display the Number of Employees Working in Each Department</text:p>
      <text:p text:style-name="P5">db.Teachers.aggregate([</text:p>
      <text:p text:style-name="P5"><text:s text:c="4"/>{ $group: { _id: "$dname", employee_count: { $sum: 1 } } }</text:p>
      <text:p text:style-name="P5">]);</text:p>
      <text:p text:style-name="P5"/>
      <text:p text:style-name="P3">// 5. Display the Department-wise Total Salary of Departments Having Total Salary Greater than or Equal to 50000</text:p>
      <text:p text:style-name="P5">db.Teachers.aggregate([</text:p>
      <text:p text:style-name="P5"><text:s text:c="4"/>{ $group: { _id: "$dname", total_salary: { $sum: "$salary" } } },</text:p>
      <text:p text:style-name="P5"><text:s text:c="4"/>{ $match: { total_salary: { $gte: 50000 } } }</text:p>
      <text:p text:style-name="P5">]);</text:p>
      <text:p text:style-name="P5"/>
      <text:p text:style-name="P3">// 6. Write Queries Using Different Operators (e.g., max, min)</text:p>
      <text:p text:style-name="P5"/>
      <text:p text:style-name="P5">// Max Salary in the Computer Department</text:p>
      <text:p text:style-name="P5">db.Teachers.aggregate([</text:p>
      <text:p text:style-name="P5"><text:s text:c="4"/>{ $match: { dname: "Computer" } },</text:p>
      <text:p text:style-name="P5"><text:s text:c="4"/>{ $group: { _id: "$dname", max_salary: { $max: "$salary" } } }</text:p>
      <text:p text:style-name="P5">]);</text:p>
      <text:p text:style-name="P5"/>
      <text:p text:style-name="P5">// Min Salary in the E&amp;TC Department</text:p>
      <text:p text:style-name="P5">db.Teachers.aggregate([</text:p>
      <text:p text:style-name="P5"><text:s text:c="4"/>{ $match: { dname: "E&amp;TC" } },</text:p>
      <text:p text:style-name="P5"><text:s text:c="4"/>{ $group: { _id: "$dname", min_salary: { $min: "$salary" } } }</text:p>
      <text:p text:style-name="P5">]);</text:p>
      <text:p text:style-name="P5"/>
      <text:p text:style-name="P3">// 7. Create a Unique Index on a Field (e.g., Tname)</text:p>
      <text:p text:style-name="P5">db.Teachers.createIndex({ Tname: 1 }, { unique: true });</text:p>
      <text:p text:style-name="P5"/>
      <text:p text:style-name="P3">// 8. Create a Compound Index on Multiple Fields (e.g., dname, salary)</text:p>
      <text:p text:style-name="P5">db.Teachers.createIndex({ dname: 1, salary: -1 });</text:p>
      <text:p text:style-name="P5"/>
      <text:p text:style-name="P3">// 9. Show All Indexes Created in the Database DYPIT</text:p>
      <text:p text:style-name="P5">db.getCollectionNames().forEach(function(collection) {</text:p>
      <text:p text:style-name="P5"><text:s text:c="4"/>print("Indexes for collection: " + collection);</text:p>
      <text:p text:style-name="P5"><text:s text:c="4"/>printjson(db[collection].getIndexes());</text:p>
      <text:p text:style-name="P5">});</text:p>
      <text:p text:style-name="P5"/>
      <text:p text:style-name="P3">// 10. Show All Indexes Created in the Teachers Collection</text:p>
      <text:p text:style-name="P5">db.Teachers.getIndexes();</text:p>
      <text:p text:style-name="P5"/>
      <text:p text:style-name="P5">// Show All Indexes Created in the Students Collection</text:p>
      <text:p text:style-name="P5">db.Students.getIndexes();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3:26.339986795</meta:creation-date>
    <dc:date>2024-11-09T12:17:06.726630739</dc:date>
    <meta:editing-duration>PT21M17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9" meta:paragraph-count="390" meta:word-count="1946" meta:character-count="13955" meta:non-whitespace-character-count="11359"/>
  </office:meta>
</office:document-meta>
</file>